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9444in" table:align="left"/>
    </style:style>
    <style:style style:name="Table1.A" style:family="table-column">
      <style:table-column-properties style:column-width="0.8354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0.9201in"/>
    </style:style>
    <style:style style:name="Table1.D" style:family="table-column">
      <style:table-column-properties style:column-width="1.105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color="#c9211e" loext:opacity="100%" fo:language="it" fo:country="IT"/>
    </style:style>
    <style:style style:name="P2" style:family="paragraph" style:parent-style-name="Heading_20_2">
      <style:text-properties fo:language="it" fo:country="IT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Heading_20_3">
      <style:text-properties fo:language="it" fo:country="IT"/>
    </style:style>
    <style:style style:name="P6" style:family="paragraph" style:parent-style-name="Text_20_body">
      <style:text-properties fo:language="it" fo:country="IT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language="it" fo:country="IT"/>
    </style:style>
    <style:style style:name="P9" style:family="paragraph" style:parent-style-name="Text_20_body" style:list-style-name="L2">
      <style:text-properties fo:language="it" fo:country="IT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4">
      <style:paragraph-properties fo:margin-top="0in" fo:margin-bottom="0in" style:contextual-spacing="false"/>
      <style:text-properties fo:language="it" fo:country="IT"/>
    </style:style>
    <style:style style:name="P13" style:family="paragraph" style:parent-style-name="Text_20_body" style:list-style-name="L4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fo:language="it" fo:country="IT"/>
    </style:style>
    <style:style style:name="P16" style:family="paragraph" style:parent-style-name="Text_20_body" style:list-style-name="L5">
      <style:text-properties fo:language="it" fo:country="IT"/>
    </style:style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6">
      <style:paragraph-properties fo:margin-top="0in" fo:margin-bottom="0in" style:contextual-spacing="false"/>
      <style:text-properties fo:language="it" fo:country="IT"/>
    </style:style>
    <style:style style:name="P19" style:family="paragraph" style:parent-style-name="Text_20_body" style:list-style-name="L6">
      <style:text-properties fo:language="it" fo:country="IT"/>
    </style:style>
    <style:style style:name="P20" style:family="paragraph" style:parent-style-name="Table_20_Heading">
      <style:text-properties fo:language="it" fo:country="IT"/>
    </style:style>
    <style:style style:name="P21" style:family="paragraph" style:parent-style-name="Table_20_Contents">
      <style:text-properties fo:language="it" fo:country="IT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in" fo:margin-bottom="0in" style:contextual-spacing="false"/>
      <style:text-properties fo:language="it" fo:country="IT"/>
    </style:style>
    <style:style style:name="P24" style:family="paragraph" style:parent-style-name="Standard">
      <style:text-properties fo:language="it" fo:country="IT"/>
    </style:style>
    <style:style style:name="T1" style:family="text">
      <style:text-properties officeooo:rsid="000a48d3"/>
    </style:style>
    <style:style style:name="T2" style:family="text">
      <style:text-properties fo:language="it" fo:country="I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lgoritmi e Strutture Dati - </text:span>RICORSIONE E <text:span text:style-name="T1">ORDINAMENTO</text:span></text:h>
      <text:h text:style-name="P2" text:outline-level="2">Concetti Fondamentali sui Problemi</text:h>
      <text:p text:style-name="Text_20_body"><text:span text:style-name="T2">Un </text:span><text:span text:style-name="Strong_20_Emphasis"><text:span text:style-name="T2">problema</text:span></text:span><text:span text:style-name="T2"> è caratterizzato da:</text:span></text:p>
      <text:list text:style-name="L1">
        <text:list-item>
          <text:p text:style-name="P3"><text:span text:style-name="Strong_20_Emphasis"><text:span text:style-name="T2">Input</text:span></text:span><text:span text:style-name="T2">: i dati noti (istanza del problema) </text:span></text:p>
        </text:list-item>
        <text:list-item>
          <text:p text:style-name="P3"><text:span text:style-name="Strong_20_Emphasis"><text:span text:style-name="T2">Output</text:span></text:span><text:span text:style-name="T2">: i risultati da determinare (soluzione) </text:span></text:p>
        </text:list-item>
        <text:list-item>
          <text:p text:style-name="P4"><text:span text:style-name="Strong_20_Emphasis"><text:span text:style-name="T2">Relazioni</text:span></text:span><text:span text:style-name="T2">: proprietà che legano input e output </text:span></text:p>
        </text:list-item>
      </text:list>
      <text:p text:style-name="Text_20_body"><text:span text:style-name="T2">Un </text:span><text:span text:style-name="Strong_20_Emphasis"><text:span text:style-name="T2">problema di decisione</text:span></text:span><text:span text:style-name="T2"> ha soluzione booleana (true/false) con un'unica risposta per ogni istanza.</text:span></text:p>
      <text:p text:style-name="Text_20_body"><text:span text:style-name="T2">Un problema è </text:span><text:span text:style-name="Strong_20_Emphasis"><text:span text:style-name="T2">polinomiale</text:span></text:span><text:span text:style-name="T2"> se esiste un algoritmo che lo risolve in tempo polinomiale, altrimenti è </text:span><text:span text:style-name="Strong_20_Emphasis"><text:span text:style-name="T2">non-polinomiale</text:span></text:span><text:span text:style-name="T2"> (es. esponenziale).</text:span></text:p>
      <text:h text:style-name="P2" text:outline-level="2">La Tecnica Divide et Impera</text:h>
      <text:h text:style-name="P5" text:outline-level="3">Principio Base</text:h>
      <text:p text:style-name="P6">Risolvere un problema suddividendolo in sottoproblemi più piccoli, risolvendo ricorsivamente questi sottoproblemi e combinando le loro soluzioni.</text:p>
      <text:h text:style-name="P5" text:outline-level="3">Schema Generale</text:h>
      <text:p text:style-name="Preformatted_20_Text"><text:span text:style-name="Source_20_Text"><text:span text:style-name="T2">1. Se il problema è abbastanza piccolo → risolvi direttamente</text:span></text:span></text:p>
      <text:p text:style-name="Preformatted_20_Text"><text:span text:style-name="Source_20_Text"><text:span text:style-name="T2">2. Altrimenti:</text:span></text:span></text:p>
      <text:p text:style-name="Preformatted_20_Text"><text:span text:style-name="Source_20_Text"><text:span text:style-name="T2"><text:s text:c="3"/>- Individua k sottoproblemi di dimensione ridotta</text:span></text:span></text:p>
      <text:p text:style-name="Preformatted_20_Text"><text:span text:style-name="Source_20_Text"><text:span text:style-name="T2"><text:s text:c="3"/>- Risolvi ricorsivamente ciascun sottoproblema</text:span></text:span></text:p>
      <text:p text:style-name="P7"><text:span text:style-name="Source_20_Text"><text:span text:style-name="T2"><text:s text:c="3"/>- Combina le soluzioni per ottenere la soluzione finale</text:span></text:span></text:p>
      <text:h text:style-name="P5" text:outline-level="3">Complessità</text:h>
      <text:p text:style-name="P6">La complessità dipende da:</text:p>
      <text:list text:style-name="L2">
        <text:list-item>
          <text:p text:style-name="P8">Numero di sottoproblemi generati (k) </text:p>
        </text:list-item>
        <text:list-item>
          <text:p text:style-name="P8">Dimensione dei sottoproblemi </text:p>
        </text:list-item>
        <text:list-item>
          <text:p text:style-name="P9">Costo per individuarli e combinare le soluzioni </text:p>
        </text:list-item>
      </text:list>
      <text:h text:style-name="P2" text:outline-level="2">Esempi di Algoritmi</text:h>
      <text:h text:style-name="P5" text:outline-level="3">1. Ricerca Binaria</text:h>
      <text:list text:style-name="L3">
        <text:list-item>
          <text:p text:style-name="P10"><text:span text:style-name="Strong_20_Emphasis"><text:span text:style-name="T2">Sottoproblemi</text:span></text:span><text:span text:style-name="T2">: 1 </text:span></text:p>
        </text:list-item>
        <text:list-item>
          <text:p text:style-name="P10"><text:span text:style-name="Strong_20_Emphasis"><text:span text:style-name="T2">Strategia</text:span></text:span><text:span text:style-name="T2">: confronta con l'elemento centrale e cerca nella metà appropriata </text:span></text:p>
        </text:list-item>
        <text:list-item>
          <text:p text:style-name="P11"><text:span text:style-name="Strong_20_Emphasis"><text:span text:style-name="T2">Complessità</text:span></text:span><text:span text:style-name="T2">: Θ(log n) </text:span></text:p>
        </text:list-item>
      </text:list>
      <text:h text:style-name="P5" text:outline-level="3">2. Ricerca Uniforme</text:h>
      <text:list text:style-name="L4">
        <text:list-item>
          <text:p text:style-name="P12">Versione migliorata della ricerca binaria </text:p>
        </text:list-item>
        <text:list-item>
          <text:p text:style-name="P12"><text:soft-page-break/>Scelta più sofisticata del punto di divisione basata sui valori </text:p>
        </text:list-item>
        <text:list-item>
          <text:p text:style-name="P12">Riflette il comportamento naturale (es. cercare in un dizionario) </text:p>
        </text:list-item>
        <text:list-item>
          <text:p text:style-name="P13"><text:span text:style-name="T2">Formula: </text:span><text:span text:style-name="Source_20_Text"><text:span text:style-name="T2">m = in + (fin-in)*(X-V[in])/(V[fin]-V[in])</text:span></text:span><text:span text:style-name="T2"> </text:span></text:p>
        </text:list-item>
      </text:list>
      <text:h text:style-name="P5" text:outline-level="3">3. Merge Sort (Ordinamento per Fusione)</text:h>
      <text:list text:style-name="L5">
        <text:list-item>
          <text:p text:style-name="P14"><text:span text:style-name="Strong_20_Emphasis"><text:span text:style-name="T2">Strategia</text:span></text:span><text:span text:style-name="T2">: </text:span></text:p>
          <text:list>
            <text:list-item>
              <text:p text:style-name="P15">Dividi il vettore in due metà </text:p>
            </text:list-item>
            <text:list-item>
              <text:p text:style-name="P15">Ordina ricorsivamente ciascuna metà </text:p>
            </text:list-item>
            <text:list-item>
              <text:p text:style-name="P15">Fondi le due metà ordinate </text:p>
            </text:list-item>
          </text:list>
        </text:list-item>
        <text:list-item>
          <text:p text:style-name="P14"><text:span text:style-name="Strong_20_Emphasis"><text:span text:style-name="T2">Complessità</text:span></text:span><text:span text:style-name="T2">: Θ(n log n) in tutti i casi (peggiore, medio, migliore) </text:span></text:p>
        </text:list-item>
        <text:list-item>
          <text:p text:style-name="P14"><text:span text:style-name="Strong_20_Emphasis"><text:span text:style-name="T2">Caratteristiche</text:span></text:span><text:span text:style-name="T2">: </text:span></text:p>
          <text:list>
            <text:list-item>
              <text:p text:style-name="P15">La fase di fusione costa Θ(n) </text:p>
            </text:list-item>
            <text:list-item>
              <text:p text:style-name="P15">Comportamento stabile e prevedibile </text:p>
            </text:list-item>
            <text:list-item>
              <text:p text:style-name="P16">Per n &lt; 20 conviene usare insertion sort </text:p>
            </text:list-item>
          </text:list>
        </text:list-item>
      </text:list>
      <text:h text:style-name="P5" text:outline-level="3">4. Quick Sort (Ordinamento Rapido)</text:h>
      <text:list text:style-name="L6">
        <text:list-item>
          <text:p text:style-name="P17"><text:span text:style-name="Strong_20_Emphasis"><text:span text:style-name="T2">Strategia</text:span></text:span><text:span text:style-name="T2">: </text:span></text:p>
          <text:list>
            <text:list-item>
              <text:p text:style-name="P18">Scegli un elemento pivot (es. il primo) </text:p>
            </text:list-item>
            <text:list-item>
              <text:p text:style-name="P18">Partiziona: elementi minori a sinistra, maggiori a destra </text:p>
            </text:list-item>
            <text:list-item>
              <text:p text:style-name="P18">Ordina ricorsivamente le due partizioni </text:p>
            </text:list-item>
          </text:list>
        </text:list-item>
        <text:list-item>
          <text:p text:style-name="P17"><text:span text:style-name="Strong_20_Emphasis"><text:span text:style-name="T2">Complessità</text:span></text:span><text:span text:style-name="T2">: </text:span></text:p>
          <text:list>
            <text:list-item>
              <text:p text:style-name="P17"><text:span text:style-name="Strong_20_Emphasis"><text:span text:style-name="T2">Caso peggiore</text:span></text:span><text:span text:style-name="T2">: Θ(n²) - quando il vettore è già ordinato </text:span></text:p>
            </text:list-item>
            <text:list-item>
              <text:p text:style-name="P17"><text:span text:style-name="Strong_20_Emphasis"><text:span text:style-name="T2">Caso medio</text:span></text:span><text:span text:style-name="T2">: Θ(n log n) </text:span></text:p>
            </text:list-item>
            <text:list-item>
              <text:p text:style-name="P17"><text:span text:style-name="Strong_20_Emphasis"><text:span text:style-name="T2">Caso migliore</text:span></text:span><text:span text:style-name="T2">: Θ(n log n) - partizioni bilanciate </text:span></text:p>
            </text:list-item>
          </text:list>
        </text:list-item>
        <text:list-item>
          <text:p text:style-name="P17"><text:span text:style-name="Strong_20_Emphasis"><text:span text:style-name="T2">Miglioramenti</text:span></text:span><text:span text:style-name="T2">: </text:span></text:p>
          <text:list>
            <text:list-item>
              <text:p text:style-name="P18">Scelta casuale del pivot per evitare il caso peggiore </text:p>
            </text:list-item>
            <text:list-item>
              <text:p text:style-name="P18">Uso di insertion sort per n &lt; 20 </text:p>
            </text:list-item>
          </text:list>
        </text:list-item>
        <text:list-item>
          <text:p text:style-name="P17"><text:span text:style-name="Strong_20_Emphasis"><text:span text:style-name="T2">Caratteristiche</text:span></text:span><text:span text:style-name="T2">: </text:span></text:p>
          <text:list>
            <text:list-item>
              <text:p text:style-name="P18">Molto efficiente in pratica (migliori costanti del merge sort) </text:p>
            </text:list-item>
            <text:list-item>
              <text:p text:style-name="P18">Funziona meglio su vettori disordinati </text:p>
            </text:list-item>
            <text:list-item>
              <text:p text:style-name="P19">Comportamento opposto al bubble sort </text:p>
            </text:list-item>
          </text:list>
        </text:list-item>
      </text:list>
      <text:h text:style-name="P2" text:outline-level="2">Confronto tra Algoritmi di Ordinamento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0">Algoritmo</text:p>
            </table:table-cell>
            <table:table-cell table:style-name="Table1.A1" office:value-type="string">
              <text:p text:style-name="P20">Caso Peggiore</text:p>
            </table:table-cell>
            <table:table-cell table:style-name="Table1.A1" office:value-type="string">
              <text:p text:style-name="P20">Caso Medio</text:p>
            </table:table-cell>
            <table:table-cell table:style-name="Table1.A1" office:value-type="string">
              <text:p text:style-name="P20">Caso Migliore</text:p>
            </table:table-cell>
          </table:table-row>
        </table:table-header-rows>
        <table:table-row>
          <table:table-cell table:style-name="Table1.A1" office:value-type="string">
            <text:p text:style-name="P21">Merge Sort</text:p>
          </table:table-cell>
          <table:table-cell table:style-name="Table1.A1" office:value-type="string">
            <text:p text:style-name="P21">Θ(n log n)</text:p>
          </table:table-cell>
          <table:table-cell table:style-name="Table1.A1" office:value-type="string">
            <text:p text:style-name="P21">Θ(n log n)</text:p>
          </table:table-cell>
          <table:table-cell table:style-name="Table1.A1" office:value-type="string">
            <text:p text:style-name="P21">Θ(n log n)</text:p>
          </table:table-cell>
        </table:table-row>
        <table:table-row>
          <table:table-cell table:style-name="Table1.A1" office:value-type="string">
            <text:p text:style-name="P21">Quick Sort</text:p>
          </table:table-cell>
          <table:table-cell table:style-name="Table1.A1" office:value-type="string">
            <text:p text:style-name="P21">Θ(n²)</text:p>
          </table:table-cell>
          <table:table-cell table:style-name="Table1.A1" office:value-type="string">
            <text:p text:style-name="P21">Θ(n log n)</text:p>
          </table:table-cell>
          <table:table-cell table:style-name="Table1.A1" office:value-type="string">
            <text:p text:style-name="P21">Θ(n log n)</text:p>
          </table:table-cell>
        </table:table-row>
      </table:table>
      <text:h text:style-name="P2" text:outline-level="2">Considerazioni Pratiche</text:h>
      <text:list text:style-name="L7">
        <text:list-item>
          <text:p text:style-name="P22"><text:span text:style-name="Strong_20_Emphasis"><text:span text:style-name="T2">Soglia di ricorsione</text:span></text:span><text:span text:style-name="T2">: per problemi piccoli (n &lt; 20), conviene usare algoritmi iterativi semplici come insertion sort</text:span></text:p>
        </text:list-item>
        <text:list-item>
          <text:p text:style-name="P22"><text:span text:style-name="Strong_20_Emphasis"><text:span text:style-name="T2">Quick Sort vs Merge Sort</text:span></text:span><text:span text:style-name="T2">:</text:span></text:p>
          <text:list>
            <text:list-item>
              <text:p text:style-name="P23">Quick Sort: migliori costanti nel caso medio, usato frequentemente in pratica </text:p>
            </text:list-item>
            <text:list-item>
              <text:p text:style-name="P23">Merge Sort: comportamento garantito in tutti i casi </text:p>
            </text:list-item>
          </text:list>
        </text:list-item>
        <text:list-item>
          <text:p text:style-name="P22"><text:soft-page-break/><text:span text:style-name="Strong_20_Emphasis"><text:span text:style-name="T2">Creatività e Tecnica</text:span></text:span><text:span text:style-name="T2">: risolvere problemi richiede sia creatività che conoscenza di tecniche consolidate</text:span></text:p>
        </text:list-item>
        <text:list-item>
          <text:p text:style-name="P22"><text:span text:style-name="Strong_20_Emphasis"><text:span text:style-name="T2">Ricorsione vs Iterazione</text:span></text:span><text:span text:style-name="T2">: ogni algoritmo ricorsivo può essere trasformato in iterativo, ma la versione ricorsiva è spesso più naturale per Divide et Impera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5:05:03.890022900</meta:creation-date>
    <dc:date>2025-12-17T16:46:18.021643300</dc:date>
    <meta:editing-duration>PT1H6M6S</meta:editing-duration>
    <meta:editing-cycles>3</meta:editing-cycles>
    <meta:generator>LibreOffice/25.8.3.2$Windows_X86_64 LibreOffice_project/8ca8d55c161d602844f5428fa4b58097424e324e</meta:generator>
    <meta:document-statistic meta:table-count="1" meta:image-count="0" meta:object-count="0" meta:page-count="3" meta:paragraph-count="78" meta:word-count="501" meta:character-count="3144" meta:non-whitespace-character-count="2720"/>
  </office:meta>
</office:document-meta>
</file>